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 Mono" svg:font-family="'Oxyge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Oxygen Mono" fo:font-weight="bold" style:font-weight-asian="bold" style:font-weight-complex="bold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Rock Chalk JayCLOCK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By:</text:p>
            <text:p>Josiah Gray</text:p>
            <text:p>Liia Butler</text:p>
            <text:p>Paul McElro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tform 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JavaScript used to write clock program</text:p>
              </text:list-item>
              <text:list-item>
                <text:p>HTML used to display on browser</text:p>
              </text:list-item>
              <text:list-item>
                <text:p>CSS file used to help show how clock components will be displayed on html f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litting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Josiah – Logic and functionality behind the clock</text:p>
              </text:list-item>
              <text:list-item>
                <text:p>Liia – Finalizing details and visual design</text:p>
              </text:list-item>
              <text:list-item>
                <text:p>Paul – Graphics and displa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llenges and Triumph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ifferent programming backgrounds</text:p>
                <text:list>
                  <text:list-item>
                    <text:p>Crash course in JavaScript</text:p>
                  </text:list-item>
                  <text:list-item>
                    <text:p>Strong communication</text:p>
                  </text:list-item>
                </text:list>
              </text:list-item>
              <text:list-item>
                <text:p>Text flashing </text:p>
                <text:list>
                  <text:list-item>
                    <text:p>Experimenting with different timing and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's coming in 2.0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ext alignment toggling between 12 and 24 hours</text:p>
              </text:list-item>
              <text:list-item>
                <text:p>Alarm functional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trospective and after though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ivide the code up into more separate files</text:p>
              </text:list-item>
              <text:list-item>
                <text:p>Use more branches with G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urces used</text:p>
          </draw:text-box>
        </draw:frame>
        <draw:frame presentation:style-name="pr4" draw:layer="layout" svg:width="25.199cm" svg:height="14.211cm" svg:x="0.963cm" svg:y="3.81cm" presentation:class="outline" presentation:user-transformed="true">
          <draw:text-box>
            <text:list text:style-name="L3">
              <text:list-item>
                <text:p>Adobe Photoshop</text:p>
              </text:list-item>
              <text:list-item>
                <text:p>JavaScript Date object library</text:p>
              </text:list-item>
              <text:list-item>
                <text:p>Code for overlaying buttons and text on images derived from: </text:p>
              </text:list-item>
              <text:list-item>
                <text:p>http://jasonmillerdesign.com/Programming/Overlay_Text_On_Images_With_CSS</text:p>
              </text:list-item>
              <text:list-item>
                <text:p>The timer() function and the use of setInterval were modeled on the script from here:</text:p>
              </text:list-item>
              <text:list-item>
                <text:p>http://www.w3schools.com/js/js_timing.asp</text:p>
              </text:list-item>
              <text:list-item>
                <text:p>The original clock picture was obtained from:</text:p>
              </text:list-item>
              <text:list-item>
                <text:p>https://www.etsy.com/listing/50539728/retro-geeky-compu-chron-digital-alarm</text:p>
              </text:list-item>
              <text:list-item>
                <text:p>Segment and 14-segment Font DSEG7 Family</text:p>
              </text:list-item>
              <text:list-item>
                <text:p>http://www.keshikan.net/fonts-e.html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xygen Mono" svg:font-family="'Oxyge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4T18:50:23.677627703</meta:creation-date>
    <dc:date>2016-02-14T21:20:00.062569737</dc:date>
    <meta:editing-duration>PT21M50S</meta:editing-duration>
    <meta:editing-cycles>2</meta:editing-cycles>
    <meta:generator>LibreOffice/4.4.4.3$Linux_X86_64 LibreOffice_project/40$Build-3</meta:generator>
    <meta:document-statistic meta:object-count="49"/>
  </office:meta>
</office:document-meta>
</file>